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fo:font-weight="normal" officeooo:rsid="00115acb" officeooo:paragraph-rsid="00115acb" style:font-weight-asian="normal" style:font-weight-complex="normal"/>
    </style:style>
    <style:style style:name="P2" style:family="paragraph" style:parent-style-name="Standard">
      <style:text-properties fo:font-size="18pt" style:text-underline-style="solid" style:text-underline-width="auto" style:text-underline-color="font-color" fo:font-weight="bold" officeooo:rsid="00115acb" officeooo:paragraph-rsid="00115acb" style:font-size-asian="18pt" style:font-weight-asian="bold" style:font-size-complex="18pt" style:font-weight-complex="bold"/>
    </style:style>
    <style:style style:name="P3" style:family="paragraph" style:parent-style-name="Standard">
      <style:text-properties fo:font-size="12pt" style:text-underline-style="none" fo:font-weight="normal" officeooo:rsid="00115acb" officeooo:paragraph-rsid="00115acb" style:font-size-asian="10.5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0115acb" officeooo:paragraph-rsid="00115acb"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15acb" officeooo:paragraph-rsid="00115acb"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398c3" officeooo:paragraph-rsid="001398c3"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532af" officeooo:paragraph-rsid="001532af" style:font-size-asian="10.5pt" style:font-weight-asian="normal" style:font-size-complex="12pt" style:font-weight-complex="normal"/>
    </style:style>
    <style:style style:name="P8" style:family="paragraph" style:parent-style-name="Standard">
      <style:text-properties fo:font-size="12pt" fo:font-weight="normal" officeooo:paragraph-rsid="001398c3"/>
    </style:style>
    <style:style style:name="T1" style:family="text">
      <style:text-properties style:text-underline-style="none" officeooo:rsid="001398c3" style:font-size-asian="10.5pt" style:font-weight-asian="normal" style:font-size-complex="12pt" style:font-weight-complex="normal"/>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OCK AND INLINE</text:p>
      <text:p text:style-name="P2"/>
      <text:p text:style-name="P3">What I will be learning dis time:</text:p>
      <text:p text:style-name="P3"/>
      <text:list xml:id="list4170700169" text:style-name="L1">
        <text:list-item>
          <text:p text:style-name="P4">Learn about ‘Normal flow’</text:p>
        </text:list-item>
        <text:list-item>
          <text:p text:style-name="P4">Difference between block and inline elements.</text:p>
        </text:list-item>
        <text:list-item>
          <text:p text:style-name="P4">Which elements default to block and which elements default to inline.</text:p>
        </text:list-item>
        <text:list-item>
          <text:p text:style-name="P4">What divs and spans are.</text:p>
        </text:list-item>
      </text:list>
      <text:p text:style-name="P3"/>
      <text:p text:style-name="P6">Block elements vs Inline elements:</text:p>
      <text:p text:style-name="P6"><text:tab/>Block elements basically appear on the page, one on top of the other. An example of a block element would bee the &lt;p&gt; tag in HTML. Each new &lt;p&gt; tag causes text to start in a new line.</text:p>
      <text:p text:style-name="P8"><text:span text:style-name="T1"><text:tab/>Inline elements appear Inline with whatever elements they are placed beside. A clear example of an inline element is a link, or &lt;a&gt; tag. If you stick one of these in the middle of a &lt;p&gt; element, it will behave like part of that paragraph. Additionally, padding and margin behave differently on inline elements. In general, you do not want to try to put extra padding or margin on inline elements.</text:span></text:p>
      <text:p text:style-name="P8"><text:span text:style-name="T1"/></text:p>
      <text:p text:style-name="P8"><text:span text:style-name="T1"/></text:p>
      <text:p text:style-name="P7">Inline-block elements behave like inline elements, but with block-style padding and margin. Inline-block is a useful tool to know about, but in practice, you’ll probably end up reaching for flexbox more often if you’re trying to line up a bunch of boxes. Flexbox will be covered next lesson:::)</text:p>
      <text:p text:style-name="P7"/>
      <text:p text:style-name="P7">DIVS AND SPANS:</text:p>
      <text:p text:style-name="P7"/>
      <text:p text:style-name="P7"><text:tab/>&lt;div&gt; and &lt;span&gt; have no inherit function other than organization. They can be used as “hook” elements to contain large portions of a pages contents that need similar styling. </text:p>
      <text:p text:style-name="P7"/>
      <text:p text:style-name="P7">Div is a block-level element by default. It is commonly used as a container element to group other elements. Divs allow you to <text:span text:style-name="T2">divide</text:span> the page into different blocks and apply styling to those blocks.</text:p>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9:25:14.807145800</meta:creation-date>
    <dc:date>2023-03-19T20:03:13.065959190</dc:date>
    <meta:editing-duration>PT22M23S</meta:editing-duration>
    <meta:editing-cycles>3</meta:editing-cycles>
    <meta:generator>LibreOffice/7.3.7.2$Linux_X86_64 LibreOffice_project/30$Build-2</meta:generator>
    <meta:document-statistic meta:table-count="0" meta:image-count="0" meta:object-count="0" meta:page-count="1" meta:paragraph-count="13" meta:word-count="269" meta:character-count="1516" meta:non-whitespace-character-count="1260"/>
  </office:meta>
</office:document-meta>
</file>